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67e8" officeooo:paragraph-rsid="000467e8"/>
    </style:style>
    <style:style style:name="P2" style:family="paragraph" style:parent-style-name="Standard">
      <style:text-properties officeooo:rsid="000467e8" officeooo:paragraph-rsid="000467e8"/>
    </style:style>
    <style:style style:name="P3" style:family="paragraph" style:parent-style-name="Standard">
      <style:text-properties officeooo:rsid="0008bcf3" officeooo:paragraph-rsid="0008bcf3"/>
    </style:style>
    <style:style style:name="P4" style:family="paragraph" style:parent-style-name="Standard">
      <style:text-properties officeooo:rsid="000b668b" officeooo:paragraph-rsid="000b668b"/>
    </style:style>
    <style:style style:name="T1" style:family="text">
      <style:text-properties officeooo:rsid="000467e8"/>
    </style:style>
    <style:style style:name="T2" style:family="text">
      <style:text-properties officeooo:rsid="00055cb8"/>
    </style:style>
    <style:style style:name="T3" style:family="text">
      <style:text-properties officeooo:rsid="000740b1"/>
    </style:style>
    <style:style style:name="T4" style:family="text">
      <style:text-properties officeooo:rsid="0009b96f"/>
    </style:style>
    <style:style style:name="T5" style:family="text">
      <style:text-properties officeooo:rsid="000bab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 <text:span text:style-name="T1">Everything in Python is an object.</text:span></text:p>
      <text:p text:style-name="Standard">- <text:span text:style-name="T1">Primitive types in Python:</text:span></text:p>
      <text:p text:style-name="P1">1. Numerics</text:p>
      <text:p text:style-name="P1">2. Sequences</text:p>
      <text:p text:style-name="P1">3. Mappings</text:p>
      <text:p text:style-name="P1">4. Classes</text:p>
      <text:p text:style-name="P1">5. Instances</text:p>
      <text:p text:style-name="P1">6. Exeptions</text:p>
      <text:p text:style-name="P1">All instances of the above six types are objects.</text:p>
      <text:p text:style-name="P1">- <text:span text:style-name="T2">Integers in Python3 are unbounded, i.e. the maximum possible integer is a function of the available memory. The constant sys.maxsize shows you the word-size (the largest integer that can be operated on a single arithmetic instruction). For 32-bit computer, it’s 2*31-1 but in 64-bit computer, it’s 2**63-1.</text:span></text:p>
      <text:p text:style-name="P1">- <text:span text:style-name="T3">Bounds on floats can be found in sys.float_info.</text:span></text:p>
      <text:p text:style-name="P1">- <text:span text:style-name="T3">Number representation theory:</text:span></text:p>
      <text:p text:style-name="P1"/>
      <text:p text:style-name="P1"><text:span text:style-name="T4">1. Be very familiar with bit-wise operators: &amp; (and), | (or), ^ (xor), &gt;&gt;, &lt;&lt;, ~ (not).</text:span></text:p>
      <text:p text:style-name="P3">(There is no concept of an unsigned shift in Python, since integers have infinite precision).</text:p>
      <text:p text:style-name="P3"><text:span text:style-name="T4">2. </text:span>Key methods for numeric types: abs, math.ceil, math.floor, min, max, pow and sqrt.</text:p>
      <text:p text:style-name="P3"><text:span text:style-name="T4">3. </text:span>Know how to convert string to integer/float and vice versa.</text:p>
      <text:p text:style-name="P3"><text:span text:style-name="T4">4. </text:span>Floats are not infinite precision: float(‘inf’) and float(‘-inf’). These two values can be treated as pseudo max-int and pseudo min-int.</text:p>
      <text:p text:style-name="P3"><text:span text:style-name="T4">5. </text:span>Comparing floating point values with math.isclose.</text:p>
      <text:p text:style-name="P3"><text:span text:style-name="T4">6. </text:span>Key methods in random are randrange, randint, random, shuffle and choice.</text:p>
      <text:p text:style-name="P3"><text:span text:style-name="T4">7. How to use mask and create them in a machine independent way.</text:span></text:p>
      <text:p text:style-name="P3"><text:span text:style-name="T4">8. Know how to clear the lowermost set bit, get it index.</text:span></text:p>
      <text:p text:style-name="P3"><text:span text:style-name="T4">9. Understand signedness and its effect on shifting.</text:span></text:p>
      <text:p text:style-name="P3"><text:span text:style-name="T4">10. Consider to use cache.</text:span></text:p>
      <text:p text:style-name="P3"><text:span text:style-name="T4">11. Take advantage of commutativity and associativity to perform operations n parallel and reorder operations.</text:span></text:p>
      <text:p text:style-name="P3"/>
      <text:p text:style-name="P4">7. Bitmask is an integer used for bit operations.</text:p>
      <text:p text:style-name="P4"/>
      <text:p text:style-name="P4">- <text:span text:style-name="T5">Parity of a word is either 1 when the number of 1s in the word is odd and 0 when the number of 1s is even. It can be used to detect single bit errors in data storage or communication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7T10:55:25.611000000</meta:creation-date>
    <meta:generator>LibreOffice/6.0.7.3$Windows_x86 LibreOffice_project/dc89aa7a9eabfd848af146d5086077aeed2ae4a5</meta:generator>
    <dc:date>2021-06-27T17:43:57.075000000</dc:date>
    <meta:editing-duration>PT1H49M58S</meta:editing-duration>
    <meta:editing-cycles>9</meta:editing-cycles>
    <meta:document-statistic meta:table-count="0" meta:image-count="0" meta:object-count="0" meta:page-count="1" meta:paragraph-count="26" meta:word-count="294" meta:character-count="1708" meta:non-whitespace-character-count="1440"/>
  </office:meta>
</office:document-meta>
</file>